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3" style:family="paragraph" style:parent-style-name="Standard">
      <style:paragraph-properties fo:margin-left="0cm" fo:margin-right="0cm" fo:text-align="justify" style:justify-single-word="false" fo:text-indent="1cm" style:auto-text-indent="false"/>
      <style:text-properties fo:font-size="12pt" fo:language="uk" fo:country="UA"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margin-left="0cm" fo:margin-right="0cm" fo:text-align="justify" style:justify-single-word="false" fo:text-indent="1cm" style:auto-text-indent="false"/>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align="justify" style:justify-single-word="false" fo:text-indent="1cm" style:auto-text-indent="false"/>
    </style:style>
    <style:style style:name="T1" style:family="text">
      <style:text-properties fo:font-size="12pt" fo:language="uk" fo:country="UA" fo:font-style="normal" style:font-size-asian="12pt" style:font-style-asian="normal" style:font-size-complex="12pt"/>
    </style:style>
    <style:style style:name="T2" style:family="text">
      <style:text-properties fo:font-size="12pt" fo:language="uk" fo:country="UA" fo:font-style="normal" style:font-size-asian="12pt" style:font-style-asian="normal" style:font-size-complex="12pt" style:font-style-complex="normal"/>
    </style:style>
    <style:style style:name="T3" style:family="text">
      <style:text-properties fo:font-size="12pt" fo:language="uk" fo:country="UA" fo:font-style="normal" fo:font-weight="bold" style:font-size-asian="12pt" style:font-style-asian="normal" style:font-weight-asian="bold" style:font-size-complex="12pt" style:font-style-complex="normal" style:font-weight-complex="bold"/>
    </style:style>
    <style:style style:name="T4" style:family="text">
      <style:text-properties fo:font-size="12pt" fo:language="uk" fo:country="UA" fo:font-style="normal" fo:font-weight="bold" style:font-size-asian="12pt" style:font-style-asian="normal" style:font-weight-asian="bold" style:font-size-complex="12pt" style:font-style-complex="italic" style:font-weight-complex="bold"/>
    </style:style>
    <style:style style:name="T5"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anguage="uk" fo:country="UA" fo:font-style="normal" fo:font-weight="normal" style:font-size-asian="12pt" style:font-style-asian="normal" style:font-weight-asian="normal" style:font-size-complex="12pt" style:font-style-complex="italic" style:font-weight-complex="bold"/>
    </style:style>
    <style:style style:name="T7" style:family="text">
      <style:text-properties fo:font-size="12pt" fo:language="uk" fo:country="UA" style:font-size-asian="12pt" style:font-size-complex="12pt"/>
    </style:style>
    <style:style style:name="T8" style:family="text">
      <style:text-properties fo:font-variant="normal" fo:text-transform="none" fo:color="#0000ff" style:font-name="Times New Roman" fo:font-size="14.25pt" fo:letter-spacing="normal" fo:language="uk" fo:country="UA" fo:font-style="normal" style:text-underline-style="solid" style:text-underline-width="auto" style:text-underline-color="font-color" fo:font-weight="normal" style:font-size-asian="12pt" style:font-style-asian="normal" style:font-weight-asian="bold" style:font-size-complex="12pt" style:font-style-complex="normal" style:font-weight-complex="bold"/>
    </style:style>
    <style:style style:name="T9" style:family="text">
      <style:text-properties fo:font-variant="normal" fo:text-transform="none" fo:color="#0000ff" style:font-name="Times New Roman" fo:font-size="14.25pt" fo:letter-spacing="normal" fo:language="uk" fo:country="UA" fo:font-style="normal" style:text-underline-style="solid" style:text-underline-width="auto" style:text-underline-color="font-color" style:font-size-asian="12pt" style:font-style-asian="normal" style:font-weight-asian="bold" style:font-size-complex="12pt" style:font-style-complex="normal" style:font-weight-complex="bold"/>
    </style:style>
    <style:style style:name="T10" style:family="text">
      <style:text-properties fo:font-variant="normal" fo:text-transform="none" fo:color="#0000ff" style:font-name="Times New Roman" fo:font-size="14.25pt" fo:letter-spacing="normal" fo:font-style="normal" style:text-underline-style="solid" style:text-underline-width="auto" style:text-underline-color="font-color" fo:font-weight="normal" style:font-weight-asian="bold" style:font-style-complex="italic" style:font-weight-complex="bold"/>
    </style:style>
    <style:style style:name="T11" style:family="text">
      <style:text-properties fo:font-variant="small-caps" fo:font-size="12pt" fo:language="en" fo:country="US"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small-caps" fo:font-size="12pt" fo:language="uk" fo:country="UA" style:font-size-asian="12pt" style:font-size-complex="12pt"/>
    </style:style>
    <style:style style:name="T13" style:family="text">
      <style:text-properties style:font-style-complex="italic" style:font-weight-complex="bold"/>
    </style:style>
    <style:style style:name="T14" style:family="text">
      <style:text-properties fo:font-weight="bold"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text:span><text:span text:style-name="T1">з</text:span><text:span text:style-name="T7"> </text:span><text:span text:style-name="T2">ціллю різкішої передачі змісту. </text:span><text:span text:style-name="T3">(</text:span><text:a xlink:type="simple" xlink:href="http://stus.kiev.ua/stusoznavstvo.files/R%20Shum.zip"><text:span text:style-name="T8">Аріядна Шум. „Поезія Василя Стуса”</text:span></text:a><text:span text:style-name="T3">)</text:span></text:p>
      <text:p text:style-name="P3"/>
      <text:p text:style-name="P1"><text:span text:style-name="T5">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span text:style-name="T3">(</text:span><text:a xlink:type="simple" xlink:href="http://stus.kiev.ua/stusoznavstvo.files/7%20D.Stus2.zip"><text:span text:style-name="T8">Дмитро Стус. „ПАЛІМПСЕСТИ Василя Стуса”</text:span></text:a><text:span text:style-name="T3">)</text:span></text:p>
      <text:p text:style-name="P3"/>
      <text:p text:style-name="P2"><text:span text:style-name="T2">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Без ґрунтовного текстового та структурного аналізу важко дати остаточну відповідь, яка буде можливою лише після всебічного дослідження виданих "Палімпсестів". Поки ж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text:span><text:span text:style-name="T3">(</text:span><text:a xlink:type="simple" xlink:href="http://stus.kiev.ua/stusoznavstvo.files/7%20D.Stus2.zip"><text:span text:style-name="T9">Дмитро Стус. „ПАЛІМПСЕСТИ Василя Стуса”</text:span></text:a><text:span text:style-name="T3">)</text:span></text:p>
      <text:p text:style-name="P3"/>
      <text:p text:style-name="P2"><text:span text:style-name="T2">Починаючи підготовку "Палімпсестів", що складають дві книги третього тому видання,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span text:style-name="T3">(</text:span><text:a xlink:type="simple" xlink:href="http://stus.kiev.ua/stusoznavstvo.files/7%20D.Stus2.zip"><text:span text:style-name="T9">Дмитро Стус. „ПАЛІМПСЕСТИ Василя Стуса”</text:span></text:a><text:span text:style-name="T3">)</text:span></text:p>
      <text:p text:style-name="P3"/>
      <text:p text:style-name="P1"><text:span text:style-name="T5">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11"> </text:span><text:span text:style-name="T5">визначення, що зближувало його творче самовираження з тим давнім, забутим, історично зумовленим способом фіксування нового змісту? </text:span><text:span text:style-name="T3">(</text:span><text:a xlink:type="simple" xlink:href="http://stus.kiev.ua/stusoznavstvo.files/7%20Kotsjubynska6.zip"><text:span text:style-name="T8">Михайлина Коцюбинська. „Новітні палімпсести”</text:span></text:a><text:span text:style-name="T3">) </text:span><text:span text:style-name="T5">Михайлина Коцюбинська вбачає в цьому кілька асоціацій ідей, що накладаються одна на одну, творячи багатозначний образ.</text:span></text:p>
      <text:p text:style-name="P4">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1"><text:span text:style-name="T7">У поезії Стуса весь час нашаровуються різні стани душі, які на перший</text:span><text:span text:style-name="T7"> погляд</text:span><text:span text:style-name="T12"> </text:span><text:span text:style-name="T7">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text:span text:style-name="T5">Та й сама доля Стусова, його «дорога долі, дорога болю», має в собі щось від </text:span><text:soft-page-break/><text:span text:style-name="T5">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span text:style-name="T3">(</text:span><text:a xlink:type="simple" xlink:href="http://stus.kiev.ua/stusoznavstvo.files/7%20Kotsjubynska6.zip"><text:span text:style-name="T8">Михайлина Коцюбинська. „Новітні палімпсести”</text:span></text:a><text:span text:style-name="T3">)</text:span></text:p>
      <text:p text:style-name="P3"/>
      <text:p text:style-name="P1"><text:span text:style-name="T6">Поетична творчість В.Стуса під час «тривання на межі» ознаменувалась невольничою збіркою «Палімпсести». </text:span><text:span text:style-name="T4">(</text:span><text:a xlink:type="simple" xlink:href="http://stus.kiev.ua/stusoznavstvo.files/11%20Rar1.zip"><text:span text:style-name="T10">Олег Рарицький. „Палімпсести” Василя Стуса – духовна домінанта.</text:span></text:a><text:span text:style-name="T4">)</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13:19:08</meta:creation-date>
    <dc:date>2011-11-17T14:41:14</dc:date>
    <meta:editing-duration>PT59M55S</meta:editing-duration>
    <meta:editing-cycles>10</meta:editing-cycles>
    <meta:generator>LibreOffice/3.4$Linux LibreOffice_project/340m1$Build-302</meta:generator>
    <meta:document-statistic meta:table-count="0" meta:image-count="0" meta:object-count="0" meta:page-count="2" meta:paragraph-count="9" meta:word-count="552" meta:character-count="4046" meta:non-whitespace-character-count="3503"/>
  </office:meta>
</office:document-meta>
</file>